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tiveFSLockFactory.NativeFSLock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tiveFSLock.isLo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tiveFSLock.NativeFSLock( File lockDir , String lock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tiveFSLockFactory.NativeFSLockFactory( File lock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tiveFSLockFactory.acquireTest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ativeFSLock.obtain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">
            <text:p text:style-name="Table_20_Contents">8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NativeFSLockFactory.makeLock( String lock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tiveFSLockFactory.setLockDir( File lockDi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ativeFSLockFactory.NativeFSLockFactory( String lockDi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tiveFSLockFactory.clearLock( String lock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ativeFSLock.relea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NativeFSLock.fin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tiveFSLock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